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62cm" style:rel-column-width="12962*"/>
    </style:style>
    <style:style style:name="Table1.B" style:family="table-column">
      <style:table-column-properties style:column-width="13.637cm" style:rel-column-width="525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item.description">item</text:text-input></text:p>
          </table:table-cell>
          <table:table-cell table:style-name="Table1.B1" office:value-type="string">
            <text:p text:style-name="Table_20_Contents"><text:text-input text:description="item.value">99</text:text-input><text:script script:language="JOOScript">&lt;jooscript&gt;
  &lt;insert-around element="table:table-row"&gt;
    [#assign total = 0]
    [#list items as item]
      [#assign total = total + item.value]
      &lt;content/&gt;
    [/#list]
  &lt;/insert-around&gt;
&lt;/jooscript&gt;
</text:script>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string">
            <text:p text:style-name="P1"><text:text-input text:description="total">99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6-07-20T18:40:33</meta:creation-date>
    <dc:creator>Mirko Nasato</dc:creator>
    <dc:date>2006-12-01T19:57:48</dc:date>
    <dc:language>en-GB</dc:language>
    <meta:editing-cycles>9</meta:editing-cycles>
    <meta:editing-duration>PT20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" meta:character-count="9"/>
  </office:meta>
</office:document-meta>
</file>